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0e98" officeooo:paragraph-rsid="00110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یده ی این پروزه از سؤال lis <text:s/>گرفته شده و به این صورت ابتدا همه ی اطلاعات را ذخیره و بعد مکعب ها را بر اساس وزنشان از بیشترین به کمترین سرت می‌کنیم و بعد با کمی تغییر همان الگوریتم lis <text:s/>بزرگترین زیر دنباله از مکعب ها را می سازیم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23:39:19.028000000</meta:creation-date>
    <dc:date>2021-04-16T23:40:39.254000000</dc:date>
    <meta:editing-duration>PT1M20S</meta:editing-duration>
    <meta:editing-cycles>1</meta:editing-cycles>
    <meta:document-statistic meta:table-count="0" meta:image-count="0" meta:object-count="0" meta:page-count="1" meta:paragraph-count="1" meta:word-count="50" meta:character-count="227" meta:non-whitespace-character-count="176"/>
    <meta:generator>LibreOffice/7.1.1.2$Windows_X86_64 LibreOffice_project/fe0b08f4af1bacafe4c7ecc87ce55bb426164676</meta:generator>
  </office:meta>
</office:document-meta>
</file>